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AnnotationAutowireContextTests.testAutowiredFieldDoesNotResolveCandidateWithDefaultValueAndConflictingValueO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jectAnnotationAutowireContextTests.testAutowiredFieldWithSingle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AnnotationAutowireContextTests.testAutowiredFieldResolvesQualifiedCandidateWithDefaultValueAndNoValueO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jectAnnotationAutowireContextTests.testAutowiredMethodParameterWithMultipleNonQualified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alifiedConstructorArgumentWithBaseQualifierNonDefaultValueTestBean.QualifiedConstructorArgumentWithBaseQualifierNonDefaultValueTestBean( @ Named ( "juergen" )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MethodParameter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ConstructorArgumentWithMultipleNonQualified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alifiedFieldWithDefaultValue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FieldDoesNotResolveWithBaseQualifierAndNonDefaultValueAndMultipleMatching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alifiedFieldWithBaseQualifierDefaultValue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FieldDoesNotResolveWithMultipleQualifierValuesAndMultipleMatching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jectAnnotationAutowireContextTests.testAutowiredFieldDoesNotResolveWithMultipleQualifierValuesAndConflicting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jectAnnotationAutowireContextTests.testAutowiredConstructorArgumentResolves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jectAnnotationAutowireContextTests.testAutowiredMethodParameterWithStatically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lifiedConstructorArgumentTestBean.QualifiedConstructorArgumentTestBean( @ TestQualifier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FieldResolvesWithMultipleQualifierValuesAndExplici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jectAnnotationAutowireContextTests.testAutowiredMethodParameterWithSingleNon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jectAnnotationAutowireContextTests.testAutowiredMethodParameterWithSingle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jectAnnotationAutowireContextTests.testAutowiredFieldWithMultipleNonQualified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jectAnnotationAutowireContextTests.testAutowiredFieldResolvesWithDefaultValueAndExplicitDefaultValueO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alifiedPerson.Qualified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FieldResolves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jectAnnotationAutowireContextTests.testAutowiredMethodParameterWithStaticallyQualifiedCandidateAmongOt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alifiedConstructorArgumentWithBaseQualifierNonDefaultValue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ConstructorArgument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FieldWithMultipleAttributes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MethodParameterResolves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ConstructorArgumentWithSingleNon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AnnotationAutowireContextTests.testAutowiredFieldResolvesWithMultipleQualifi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jectAnnotationAutowireContextTests.testAutowiredConstructorArgumentWithSingle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FieldTestBean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AutowireContextTests.testAutowiredFieldWithSingleNonQualified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alifiedPerson.Qualified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MethodParameterTestBean.setPerson( @ TestQualifier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